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447" officeooo:paragraph-rsid="0013a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Tant bien qu'elle soit importante elle ne délivre la vérité, la raison ne peut lutter.</text:p>
      <text:p text:style-name="Standard"><text:tab/>Sa portée est sans / pareille, elle est mise sur un piédestal opposé a la raison. </text:p>
      <text:p text:style-name="Standard"><text:tab/>Tandis qu'elle nous dicte le respect a porter / aux autres, ne serait elle pas éprise de la raison, se reconnaîtrait elle en Homme de loi?</text:p>
      <text:p text:style-name="Standard"><text:tab/>De surcroît, les / sentiments se soumettent a l'imagination. Contrairement aux rêves qui y sont dominés, et ne sont qu'en apparence une / représentation de la réalité tout comme l'idée que l'on se fait d'une personne a la seule vue son / accoutrement.</text:p>
      <text:p text:style-name="Standard"><text:tab/>L’imagination égaye notre perception du globe.</text:p>
      <text:p text:style-name="Standard"/>
      <text:p text:style-name="P1">108 mot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7:08:13.883809017</meta:creation-date>
    <dc:date>2023-11-15T17:10:12.204600062</dc:date>
    <meta:editing-duration>PT1M5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08" meta:character-count="618" meta:non-whitespace-character-count="509"/>
  </office:meta>
</office:document-meta>
</file>